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💡 Project Idea: Smart Schedule Manager</text:h>
      <text:h text:style-name="Heading_20_2" text:outline-level="2">🧭 Overview</text:h>
      <text:p text:style-name="Text_20_body"><text:span text:style-name="Strong_20_Emphasis">Smart Schedule Manager</text:span> is an offline-first mobile application designed to help users manage their daily tasks through <text:span text:style-name="Strong_20_Emphasis">intelligent, adaptive reminders</text:span> based on behavior and time-slot awareness.</text:p>
      <text:p text:style-name="Text_20_body">Unlike traditional reminder apps that rely on fixed times, this system learns user habits and dynamically adjusts reminder strategies to reduce missed tasks.</text:p>
      <text:p text:style-name="Horizontal_20_Line"/>
      <text:h text:style-name="Heading_20_1" text:outline-level="1">🎯 Problem Statement</text:h>
      <text:p text:style-name="Text_20_body">Many users fail to complete tasks not because they forget entirely, but because:</text:p>
      <text:list text:style-name="L1">
        <text:list-item>
          <text:p text:style-name="P2">They miss <text:span text:style-name="Strong_20_Emphasis">time slots</text:span> (e.g., morning, afternoon)</text:p>
        </text:list-item>
        <text:list-item>
          <text:p text:style-name="P2">They ignore or snooze reminders</text:p>
        </text:list-item>
        <text:list-item>
          <text:p text:style-name="P2">Static reminders don’t adapt to real-life behavior</text:p>
        </text:list-item>
      </text:list>
      <text:p text:style-name="Text_20_body">Existing apps:</text:p>
      <text:list text:style-name="L2">
        <text:list-item>
          <text:p text:style-name="P3">Trigger once → then fail silently</text:p>
        </text:list-item>
        <text:list-item>
          <text:p text:style-name="P3">Don’t adapt to user patterns</text:p>
        </text:list-item>
        <text:list-item>
          <text:p text:style-name="P3">Don’t handle repeated ignoring effectively</text:p>
        </text:list-item>
      </text:list>
      <text:p text:style-name="Horizontal_20_Line"/>
      <text:h text:style-name="Heading_20_1" text:outline-level="1">💡 Solution</text:h>
      <text:p text:style-name="Text_20_body">A <text:span text:style-name="Strong_20_Emphasis">behavior-aware reminder system</text:span> that:</text:p>
      <text:list text:style-name="L3">
        <text:list-item>
          <text:p text:style-name="P4">Tracks how users interact with tasks</text:p>
        </text:list-item>
        <text:list-item>
          <text:p text:style-name="P4">Adjusts reminder timing and intensity</text:p>
        </text:list-item>
        <text:list-item>
          <text:p text:style-name="P4">Organizes tasks into <text:span text:style-name="Strong_20_Emphasis">flexible time slots</text:span></text:p>
        </text:list-item>
        <text:list-item>
          <text:p text:style-name="P4">Encourages completion through adaptive nudging</text:p>
        </text:list-item>
      </text:list>
      <text:p text:style-name="Horizontal_20_Line"/>
      <text:h text:style-name="Heading_20_1" text:outline-level="1">🔑 Core Features</text:h>
      <text:h text:style-name="Heading_20_2" text:outline-level="2">1. Slot-Based Task Scheduling</text:h>
      <text:list text:style-name="L4">
        <text:list-item>
          <text:p text:style-name="P5">Tasks are assigned to:</text:p>
          <text:list>
            <text:list-item>
              <text:p text:style-name="P5"><text:soft-page-break/>Morning</text:p>
            </text:list-item>
            <text:list-item>
              <text:p text:style-name="P5">Afternoon</text:p>
            </text:list-item>
            <text:list-item>
              <text:p text:style-name="P5">Evening</text:p>
            </text:list-item>
          </text:list>
        </text:list-item>
        <text:list-item>
          <text:p text:style-name="P5">Reduces pressure of exact timing</text:p>
        </text:list-item>
      </text:list>
      <text:p text:style-name="Horizontal_20_Line"/>
      <text:h text:style-name="Heading_20_2" text:outline-level="2">2. Intelligent Reminder Engine (🔥 Core)</text:h>
      <text:list text:style-name="L5">
        <text:list-item>
          <text:p text:style-name="P6">Detects ignored reminders</text:p>
        </text:list-item>
        <text:list-item>
          <text:p text:style-name="P6">Automatically reschedules tasks</text:p>
        </text:list-item>
        <text:list-item>
          <text:p text:style-name="P6">Escalates notification intensity</text:p>
        </text:list-item>
      </text:list>
      <text:p text:style-name="Horizontal_20_Line"/>
      <text:h text:style-name="Heading_20_2" text:outline-level="2">3. Adaptive Behavior Tracking</text:h>
      <text:list text:style-name="L6">
        <text:list-item>
          <text:p text:style-name="P7">Logs user actions:</text:p>
          <text:list>
            <text:list-item>
              <text:p text:style-name="P7">Completed</text:p>
            </text:list-item>
            <text:list-item>
              <text:p text:style-name="P7">Snoozed</text:p>
            </text:list-item>
            <text:list-item>
              <text:p text:style-name="P7">Ignored</text:p>
            </text:list-item>
          </text:list>
        </text:list-item>
        <text:list-item>
          <text:p text:style-name="P7">Adjusts future reminders accordingly</text:p>
        </text:list-item>
      </text:list>
      <text:p text:style-name="Horizontal_20_Line"/>
      <text:h text:style-name="Heading_20_2" text:outline-level="2">4. Smart Suggestions</text:h>
      <text:list text:style-name="L7">
        <text:list-item>
          <text:p text:style-name="P8">Suggests better time slots based on history</text:p>
        </text:list-item>
        <text:list-item>
          <text:p text:style-name="P8">Identifies patterns (e.g., “you complete tasks at night”)</text:p>
        </text:list-item>
      </text:list>
      <text:p text:style-name="Horizontal_20_Line"/>
      <text:h text:style-name="Heading_20_2" text:outline-level="2">5. Offline-First Architecture</text:h>
      <text:list text:style-name="L8">
        <text:list-item>
          <text:p text:style-name="P9">No internet required</text:p>
        </text:list-item>
        <text:list-item>
          <text:p text:style-name="P9">All data stored locally</text:p>
        </text:list-item>
        <text:list-item>
          <text:p text:style-name="P9">Fast and private</text:p>
        </text:list-item>
      </text:list>
      <text:p text:style-name="Horizontal_20_Line"/>
      <text:h text:style-name="Heading_20_1" text:outline-level="1">🧠 Key Differentiator</text:h>
      <text:p text:style-name="Quotations">This is not a reminder app — it is a <text:span text:style-name="Strong_20_Emphasis">behavior-driven scheduling system</text:span></text:p>
      <text:p text:style-name="Text_20_body"><text:soft-page-break/>Traditional apps:</text:p>
      <text:list text:style-name="L9">
        <text:list-item>
          <text:p text:style-name="P10">“Here’s your reminder”</text:p>
        </text:list-item>
      </text:list>
      <text:p text:style-name="Text_20_body">Your app:</text:p>
      <text:list text:style-name="L10">
        <text:list-item>
          <text:p text:style-name="P11">“I know you ignore mornings — let’s fix that”</text:p>
        </text:list-item>
      </text:list>
      <text:p text:style-name="Horizontal_20_Line"/>
      <text:h text:style-name="Heading_20_1" text:outline-level="1">🏗️ Technical Approach</text:h>
      <text:h text:style-name="Heading_20_2" text:outline-level="2">Platform</text:h>
      <text:list text:style-name="L11">
        <text:list-item>
          <text:p text:style-name="P12">Flutter (cross-platform mobile)</text:p>
        </text:list-item>
      </text:list>
      <text:h text:style-name="Heading_20_2" text:outline-level="2">Storage</text:h>
      <text:list text:style-name="L12">
        <text:list-item>
          <text:p text:style-name="P13">SQLite (local database)</text:p>
        </text:list-item>
      </text:list>
      <text:h text:style-name="Heading_20_2" text:outline-level="2">Notifications</text:h>
      <text:list text:style-name="L13">
        <text:list-item>
          <text:p text:style-name="P14">Local notifications (no server)</text:p>
        </text:list-item>
      </text:list>
      <text:h text:style-name="Heading_20_2" text:outline-level="2">Architecture</text:h>
      <text:list text:style-name="L14">
        <text:list-item>
          <text:p text:style-name="P15">Modular (UI + Engine + Storage separation)</text:p>
        </text:list-item>
      </text:list>
      <text:p text:style-name="Horizontal_20_Line"/>
      <text:h text:style-name="Heading_20_1" text:outline-level="1">🧩 System Workflow</text:h>
      <text:section text:style-name="Sect1" text:name="code-block-viewer">
        <text:p text:style-name="P1">User creates task</text:p>
        <text:p text:style-name="Preformatted_20_Text"><text:s text:c="6"/>↓</text:p>
        <text:p text:style-name="Preformatted_20_Text">Stored locally</text:p>
        <text:p text:style-name="Preformatted_20_Text"><text:s text:c="6"/>↓</text:p>
        <text:p text:style-name="Preformatted_20_Text">Reminder scheduled</text:p>
        <text:p text:style-name="Preformatted_20_Text"><text:s text:c="6"/>↓</text:p>
        <text:p text:style-name="Preformatted_20_Text">User action:</text:p>
        <text:p text:style-name="Preformatted_20_Text"><text:s text:c="3"/>- Done</text:p>
        <text:p text:style-name="Preformatted_20_Text"><text:s text:c="3"/>- Snooze</text:p>
        <text:p text:style-name="Preformatted_20_Text"><text:s text:c="3"/>- Ignore</text:p>
        <text:p text:style-name="Preformatted_20_Text"><text:s text:c="6"/>↓</text:p>
        <text:p text:style-name="Preformatted_20_Text">System logs behavior</text:p>
        <text:p text:style-name="Preformatted_20_Text"><text:s text:c="6"/>↓</text:p>
        <text:p text:style-name="Preformatted_20_Text">Reminder engine adapts</text:p>
      </text:section>
      <text:p text:style-name="Horizontal_20_Line"/>
      <text:h text:style-name="Heading_20_1" text:outline-level="1">🎯 Target Users</text:h>
      <text:list text:style-name="L15">
        <text:list-item>
          <text:p text:style-name="P16">Students managing study schedules</text:p>
        </text:list-item>
        <text:list-item>
          <text:p text:style-name="P16">Developers managing daily tasks (👀 you)</text:p>
        </text:list-item>
        <text:list-item>
          <text:p text:style-name="P16"><text:soft-page-break/>Busy individuals with inconsistent routines</text:p>
        </text:list-item>
      </text:list>
      <text:p text:style-name="Horizontal_20_Line"/>
      <text:h text:style-name="Heading_20_1" text:outline-level="1">🚀 MVP Scope</text:h>
      <text:list text:style-name="L16">
        <text:list-item>
          <text:p text:style-name="P17">Create tasks</text:p>
        </text:list-item>
        <text:list-item>
          <text:p text:style-name="P17">Assign time/slot</text:p>
        </text:list-item>
        <text:list-item>
          <text:p text:style-name="P17">Trigger reminders</text:p>
        </text:list-item>
        <text:list-item>
          <text:p text:style-name="P17">Mark tasks as done</text:p>
        </text:list-item>
        <text:list-item>
          <text:p text:style-name="P17">Basic snooze</text:p>
        </text:list-item>
      </text:list>
      <text:p text:style-name="Horizontal_20_Line"/>
      <text:h text:style-name="Heading_20_1" text:outline-level="1">🔥 Future Enhancements</text:h>
      <text:list text:style-name="L17">
        <text:list-item>
          <text:p text:style-name="P18">Voice reminders (TTS)</text:p>
        </text:list-item>
        <text:list-item>
          <text:p text:style-name="P18">AI assistant integration</text:p>
        </text:list-item>
        <text:list-item>
          <text:p text:style-name="P18">Data insights dashboard</text:p>
        </text:list-item>
        <text:list-item>
          <text:p text:style-name="P18">Optional cloud sync</text:p>
        </text:list-item>
      </text:list>
      <text:p text:style-name="Horizontal_20_Line"/>
      <text:h text:style-name="Heading_20_1" text:outline-level="1">💼 Portfolio Value</text:h>
      <text:p text:style-name="Text_20_body">This project demonstrates:</text:p>
      <text:list text:style-name="L18">
        <text:list-item>
          <text:p text:style-name="P19">System design (offline-first architecture)</text:p>
        </text:list-item>
        <text:list-item>
          <text:p text:style-name="P19">Behavioral logic implementation</text:p>
        </text:list-item>
        <text:list-item>
          <text:p text:style-name="P19">Mobile development (Flutter)</text:p>
        </text:list-item>
        <text:list-item>
          <text:p text:style-name="P19">Real-world problem solving</text:p>
        </text:list-item>
      </text:list>
      <text:p text:style-name="Horizontal_20_Line"/>
      <text:h text:style-name="Heading_20_1" text:outline-level="1">🧠 Final Positioning (Important)</text:h>
      <text:p text:style-name="Text_20_body">If you present this well, it becomes:</text:p>
      <text:p text:style-name="Quotations">“An intelligent personal productivity system that adapts to user behavior”</text:p>
      <text:p text:style-name="Text_20_body">—not just—</text:p>
      <text:p text:style-name="Quotations">“A reminder app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0T01:38:00.013519099</meta:creation-date>
    <dc:date>2026-03-20T01:40:03.373386599</dc:date>
    <meta:editing-duration>PT2M5S</meta:editing-duration>
    <meta:editing-cycles>1</meta:editing-cycles>
    <meta:document-statistic meta:table-count="0" meta:image-count="0" meta:object-count="0" meta:page-count="4" meta:paragraph-count="99" meta:word-count="444" meta:character-count="2777" meta:non-whitespace-character-count="2441"/>
    <meta:generator>LibreOffice/24.2.7.2$Linux_X86_64 LibreOffice_project/420$Build-2</meta:generator>
  </office:meta>
</office:document-meta>
</file>